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f3ab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1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 text:start-value="2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2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2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3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 text:start-value="3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uía de estudio <text:s/></text:h>
      <text:h text:style-name="P1" text:outline-level="1">Motores de almacenamiento</text:h>
      <text:h text:style-name="Heading_20_2" text:outline-level="2">1. Propósito del estudio</text:h>
      <text:h text:style-name="Heading_20_3" text:outline-level="3">Contenidos clave</text:h>
      <text:list text:style-name="L1">
        <text:list-item>
          <text:p text:style-name="P2">Comprender el rol de los motores de almacenamiento como núcleo de los sistemas de datos.</text:p>
        </text:list-item>
        <text:list-item>
          <text:p text:style-name="P2">Analizar cómo las decisiones internas del motor afectan rendimiento, durabilidad, escalabilidad y costos.</text:p>
        </text:list-item>
        <text:list-item>
          <text:p text:style-name="P2">Identificar los trade-offs entre distintos enfoques de diseño.</text:p>
        </text:list-item>
      </text:list>
      <text:h text:style-name="Heading_20_3" text:outline-level="3">Preguntas de evaluación</text:h>
      <text:list text:style-name="L2">
        <text:list-item>
          <text:p text:style-name="P3">¿Por qué el motor de almacenamiento se considera una decisión arquitectónica fundamental?</text:p>
        </text:list-item>
        <text:list-item>
          <text:p text:style-name="P3">¿Qué aspectos del comportamiento del sistema están directamente influenciados por el motor de almacenamiento?</text:p>
        </text:list-item>
      </text:list>
      <text:h text:style-name="Heading_20_2" text:outline-level="2">2. Objetivos fundamentales del almacenamiento</text:h>
      <text:h text:style-name="Heading_20_3" text:outline-level="3">Contenidos clave</text:h>
      <text:list text:style-name="L3">
        <text:list-item>
          <text:p text:style-name="P4">Inserción, actualización y eliminación eficientes.</text:p>
        </text:list-item>
        <text:list-item>
          <text:p text:style-name="P4">Recuperación por clave y por rango.</text:p>
        </text:list-item>
        <text:list-item>
          <text:p text:style-name="P4">Soporte de concurrencia.</text:p>
        </text:list-item>
        <text:list-item>
          <text:p text:style-name="P4">Garantía de durabilidad.</text:p>
        </text:list-item>
        <text:list-item>
          <text:p text:style-name="P4">Recuperación ante fallos.</text:p>
        </text:list-item>
      </text:list>
      <text:h text:style-name="Heading_20_3" text:outline-level="3">Preguntas de evaluación</text:h>
      <text:list text:style-name="L4">
        <text:list-item>
          <text:p text:style-name="P5">¿Qué tensiones existen entre los distintos objetivos de un motor de almacenamiento?</text:p>
        </text:list-item>
        <text:list-item>
          <text:p text:style-name="P5">¿Por qué optimizar un objetivo suele degradar otro?</text:p>
        </text:list-item>
      </text:list>
      <text:h text:style-name="Heading_20_2" text:outline-level="2">3. Índices como estructura central</text:h>
      <text:h text:style-name="Heading_20_3" text:outline-level="3">Contenidos clave</text:h>
      <text:list text:style-name="L5">
        <text:list-item>
          <text:p text:style-name="P6">Los índices permiten acceso eficiente sin escaneo completo.</text:p>
        </text:list-item>
        <text:list-item>
          <text:p text:style-name="P6"><text:soft-page-break/>Introducen costos adicionales en escritura y almacenamiento.</text:p>
        </text:list-item>
        <text:list-item>
          <text:p text:style-name="P6">Su diseño depende del patrón de acceso dominante.</text:p>
        </text:list-item>
      </text:list>
      <text:h text:style-name="Heading_20_3" text:outline-level="3">Preguntas de evaluación</text:h>
      <text:list text:style-name="L6">
        <text:list-item>
          <text:p text:style-name="P7">¿Qué función cumplen los índices en un motor de almacenamiento?</text:p>
        </text:list-item>
        <text:list-item>
          <text:p text:style-name="P7">¿Qué costos introduce un índice y por qué no es gratuito?</text:p>
        </text:list-item>
        <text:list-item>
          <text:p text:style-name="P7">¿Cómo influye el patrón de acceso en el diseño de índices?</text:p>
        </text:list-item>
      </text:list>
      <text:h text:style-name="Heading_20_2" text:outline-level="2">4. Almacenamiento basado en logs (append-only)</text:h>
      <text:h text:style-name="Heading_20_3" text:outline-level="3">Contenidos clave</text:h>
      <text:list text:style-name="L7">
        <text:list-item>
          <text:p text:style-name="P8">Escrituras secuenciales.</text:p>
        </text:list-item>
        <text:list-item>
          <text:p text:style-name="P8">Organización como registro de eventos.</text:p>
        </text:list-item>
        <text:list-item>
          <text:p text:style-name="P8">Presencia de versiones obsoletas.</text:p>
        </text:list-item>
        <text:list-item>
          <text:p text:style-name="P8">Necesidad de limpieza y compactación.</text:p>
        </text:list-item>
      </text:list>
      <text:h text:style-name="Heading_20_3" text:outline-level="3">Preguntas de evaluación</text:h>
      <text:list text:style-name="L8">
        <text:list-item>
          <text:p text:style-name="P9">¿Por qué las escrituras secuenciales son más eficientes que las aleatorias?</text:p>
        </text:list-item>
        <text:list-item>
          <text:p text:style-name="P9">¿Qué problemas surgen por la acumulación de versiones antiguas?</text:p>
        </text:list-item>
        <text:list-item>
          <text:p text:style-name="P9">¿Por qué la compactación es indispensable en este modelo?</text:p>
        </text:list-item>
      </text:list>
      <text:h text:style-name="Heading_20_2" text:outline-level="2">5. Índices hash</text:h>
      <text:h text:style-name="Heading_20_3" text:outline-level="3">Contenidos clave</text:h>
      <text:list text:style-name="L9">
        <text:list-item>
          <text:p text:style-name="P10">Mapeo directo clave → posición.</text:p>
        </text:list-item>
        <text:list-item>
          <text:p text:style-name="P10">Búsqueda eficiente por clave exacta.</text:p>
        </text:list-item>
        <text:list-item>
          <text:p text:style-name="P10">Alta dependencia de memoria.</text:p>
        </text:list-item>
        <text:list-item>
          <text:p text:style-name="P10">Ausencia de soporte para rangos.</text:p>
        </text:list-item>
      </text:list>
      <text:h text:style-name="Heading_20_3" text:outline-level="3">Preguntas de evaluación</text:h>
      <text:list text:style-name="L10">
        <text:list-item>
          <text:p text:style-name="P11">¿Por qué los índices hash no soportan consultas por rango?</text:p>
        </text:list-item>
        <text:list-item>
          <text:p text:style-name="P11">¿Qué limita la escalabilidad de los índices hash?</text:p>
        </text:list-item>
        <text:list-item>
          <text:p text:style-name="P11">¿En qué escenarios son una buena elección?</text:p>
        </text:list-item>
      </text:list>
      <text:h text:style-name="Heading_20_2" text:outline-level="2"><text:soft-page-break/>6. Motores LSM (Log-Structured Merge Trees)</text:h>
      <text:h text:style-name="Heading_20_3" text:outline-level="3">Contenidos clave</text:h>
      <text:list text:style-name="L11">
        <text:list-item>
          <text:p text:style-name="P12">Escrituras en memoria seguidas de persistencia inmutable.</text:p>
        </text:list-item>
        <text:list-item>
          <text:p text:style-name="P12">Uso de SSTables ordenadas.</text:p>
        </text:list-item>
        <text:list-item>
          <text:p text:style-name="P12">Compactación para consolidar datos.</text:p>
        </text:list-item>
        <text:list-item>
          <text:p text:style-name="P12">Filtros Bloom para acelerar lecturas.</text:p>
        </text:list-item>
      </text:list>
      <text:h text:style-name="Heading_20_3" text:outline-level="3">Preguntas de evaluación</text:h>
      <text:list text:style-name="L12">
        <text:list-item>
          <text:p text:style-name="P13">¿Cómo mejora un motor LSM el rendimiento de escritura?</text:p>
        </text:list-item>
        <text:list-item>
          <text:p text:style-name="P13">¿Qué rol cumple la compactación en un motor LSM?</text:p>
        </text:list-item>
        <text:list-item>
          <text:p text:style-name="P13">¿Por qué las lecturas pueden ser más costosas en LSM?</text:p>
        </text:list-item>
        <text:list-item>
          <text:p text:style-name="P13">¿Qué trade-offs introduce el uso de filtros Bloom?</text:p>
        </text:list-item>
      </text:list>
      <text:h text:style-name="Heading_20_2" text:outline-level="2">7. Árboles B y B+</text:h>
      <text:h text:style-name="Heading_20_3" text:outline-level="3">Contenidos clave</text:h>
      <text:list text:style-name="L13">
        <text:list-item>
          <text:p text:style-name="P14">Estructura balanceada optimizada para disco.</text:p>
        </text:list-item>
        <text:list-item>
          <text:p text:style-name="P14">Actualizaciones in-place.</text:p>
        </text:list-item>
        <text:list-item>
          <text:p text:style-name="P14">Soporte eficiente para rangos.</text:p>
        </text:list-item>
        <text:list-item>
          <text:p text:style-name="P14">Latencia de lectura predecible.</text:p>
        </text:list-item>
      </text:list>
      <text:h text:style-name="Heading_20_3" text:outline-level="3">Preguntas de evaluación</text:h>
      <text:list text:style-name="L14">
        <text:list-item>
          <text:p text:style-name="P15">¿Por qué los árboles B son adecuados para almacenamiento en disco?</text:p>
        </text:list-item>
        <text:list-item>
          <text:p text:style-name="P15">¿Cómo afecta la sobrescritura in-place al rendimiento de escritura?</text:p>
        </text:list-item>
        <text:list-item>
          <text:p text:style-name="P15">¿Por qué los árboles B ofrecen mejor soporte para rangos que los índices hash?</text:p>
        </text:list-item>
      </text:list>
      <text:h text:style-name="Heading_20_2" text:outline-level="2">8. Comparación LSM vs B-tree</text:h>
      <text:h text:style-name="Heading_20_3" text:outline-level="3">Contenidos clave</text:h>
      <text:list text:style-name="L15">
        <text:list-item>
          <text:p text:style-name="P16">LSM optimiza escrituras.</text:p>
        </text:list-item>
        <text:list-item>
          <text:p text:style-name="P16">B-tree optimiza lecturas y rangos.</text:p>
        </text:list-item>
        <text:list-item>
          <text:p text:style-name="P16">Diferencias en uso de disco y complejidad operativa.</text:p>
        </text:list-item>
      </text:list>
      <text:h text:style-name="Heading_20_3" text:outline-level="3"><text:soft-page-break/>Preguntas de evaluación</text:h>
      <text:list text:style-name="L16">
        <text:list-item>
          <text:p text:style-name="P17">¿En qué tipo de cargas un LSM es preferible a un B-tree?</text:p>
        </text:list-item>
        <text:list-item>
          <text:p text:style-name="P17">¿Cuándo un B-tree ofrece ventajas claras sobre un LSM?</text:p>
        </text:list-item>
        <text:list-item>
          <text:p text:style-name="P17">¿Qué implicaciones operativas tiene la compactación?</text:p>
        </text:list-item>
      </text:list>
      <text:h text:style-name="Heading_20_2" text:outline-level="2">9. Almacenamiento columnar</text:h>
      <text:h text:style-name="Heading_20_3" text:outline-level="3">Contenidos clave</text:h>
      <text:list text:style-name="L17">
        <text:list-item>
          <text:p text:style-name="P18">Organización por columnas.</text:p>
        </text:list-item>
        <text:list-item>
          <text:p text:style-name="P18">Lectura selectiva de atributos.</text:p>
        </text:list-item>
        <text:list-item>
          <text:p text:style-name="P18">Alta compresión.</text:p>
        </text:list-item>
        <text:list-item>
          <text:p text:style-name="P18">Enfoque analítico (OLAP).</text:p>
        </text:list-item>
      </text:list>
      <text:h text:style-name="Heading_20_3" text:outline-level="3">Preguntas de evaluación</text:h>
      <text:list text:style-name="L18">
        <text:list-item>
          <text:p text:style-name="P19">¿Por qué el almacenamiento columnar es eficiente para análisis?</text:p>
        </text:list-item>
        <text:list-item>
          <text:p text:style-name="P19">¿Por qué no es adecuado para cargas OLTP intensivas?</text:p>
        </text:list-item>
        <text:list-item>
          <text:p text:style-name="P19">¿Qué rol juega la compresión en este tipo de almacenamiento?</text:p>
        </text:list-item>
      </text:list>
      <text:h text:style-name="Heading_20_2" text:outline-level="2">10. Compresión y codificación</text:h>
      <text:h text:style-name="Heading_20_3" text:outline-level="3">Contenidos clave</text:h>
      <text:list text:style-name="L19">
        <text:list-item>
          <text:p text:style-name="P20">Reducción de tamaño en disco.</text:p>
        </text:list-item>
        <text:list-item>
          <text:p text:style-name="P20">Menor I/O.</text:p>
        </text:list-item>
        <text:list-item>
          <text:p text:style-name="P20">Técnicas como delta encoding y diccionarios.</text:p>
        </text:list-item>
      </text:list>
      <text:h text:style-name="Heading_20_3" text:outline-level="3">Preguntas de evaluación</text:h>
      <text:list text:style-name="L20">
        <text:list-item>
          <text:p text:style-name="P21">¿Cómo mejora la compresión el rendimiento además de ahorrar espacio?</text:p>
        </text:list-item>
        <text:list-item>
          <text:p text:style-name="P21">¿Qué compromisos introduce el costo de descompresión?</text:p>
        </text:list-item>
      </text:list>
      <text:h text:style-name="Heading_20_2" text:outline-level="2">11. Durabilidad y recuperación</text:h>
      <text:h text:style-name="Heading_20_3" text:outline-level="3">Contenidos clave</text:h>
      <text:list text:style-name="L21">
        <text:list-item>
          <text:p text:style-name="P22">Write-Ahead Logging (WAL).</text:p>
        </text:list-item>
        <text:list-item>
          <text:p text:style-name="P22">Checkpoints periódicos.</text:p>
        </text:list-item>
        <text:list-item>
          <text:p text:style-name="P22"><text:soft-page-break/>Reproducción del log tras fallos.</text:p>
        </text:list-item>
      </text:list>
      <text:h text:style-name="Heading_20_3" text:outline-level="3">Preguntas de evaluación</text:h>
      <text:list text:style-name="L22">
        <text:list-item>
          <text:p text:style-name="P23">¿Por qué el WAL es fundamental para la durabilidad?</text:p>
        </text:list-item>
        <text:list-item>
          <text:p text:style-name="P23">¿Cómo influyen los checkpoints en el tiempo de recuperación?</text:p>
        </text:list-item>
        <text:list-item>
          <text:p text:style-name="P23">¿Qué ocurre durante el proceso de recuperación tras un fallo?</text:p>
        </text:list-item>
      </text:list>
      <text:h text:style-name="Heading_20_2" text:outline-level="2">12. Impacto arquitectónico</text:h>
      <text:h text:style-name="Heading_20_3" text:outline-level="3">Contenidos clave</text:h>
      <text:list text:style-name="L23">
        <text:list-item>
          <text:p text:style-name="P24">Influencia en latencia visible al usuario.</text:p>
        </text:list-item>
        <text:list-item>
          <text:p text:style-name="P24">Condicionamiento de replicación y backups.</text:p>
        </text:list-item>
        <text:list-item>
          <text:p text:style-name="P24">Relación directa con escalabilidad y costos.</text:p>
        </text:list-item>
      </text:list>
      <text:h text:style-name="Heading_20_3" text:outline-level="3">Preguntas de evaluación</text:h>
      <text:list text:style-name="L24">
        <text:list-item>
          <text:p text:style-name="P25">¿Cómo condiciona el motor de almacenamiento el diseño del sistema completo?</text:p>
        </text:list-item>
        <text:list-item>
          <text:p text:style-name="P25">¿Qué decisiones arquitectónicas dependen directamente del motor elegido?</text:p>
        </text:list-item>
      </text:list>
      <text:h text:style-name="Heading_20_2" text:outline-level="2">13. Síntesis integradora</text:h>
      <text:h text:style-name="Heading_20_3" text:outline-level="3">Contenidos clave</text:h>
      <text:list text:style-name="L25">
        <text:list-item>
          <text:p text:style-name="P26">No existe un motor universalmente óptimo.</text:p>
        </text:list-item>
        <text:list-item>
          <text:p text:style-name="P26">Todo motor representa un conjunto de trade-offs.</text:p>
        </text:list-item>
        <text:list-item>
          <text:p text:style-name="P26">El patrón de acceso es el factor dominante.</text:p>
        </text:list-item>
      </text:list>
      <text:h text:style-name="Heading_20_3" text:outline-level="3">Preguntas de evaluación</text:h>
      <text:list text:style-name="L26">
        <text:list-item>
          <text:p text:style-name="P27">¿Qué criterios deben guiar la elección de un motor de almacenamiento?</text:p>
        </text:list-item>
        <text:list-item>
          <text:p text:style-name="P27">Analice un sistema real e identifique los trade-offs asumidos por su motor de almacenamiento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11:42:34.923658000</meta:creation-date>
    <meta:generator>LibreOffice/25.2.4.3$MacOSX_AARCH64 LibreOffice_project/33e196637044ead23f5c3226cde09b47731f7e27</meta:generator>
    <dc:date>2026-02-06T11:44:27.404857000</dc:date>
    <meta:editing-duration>PT1M53S</meta:editing-duration>
    <meta:editing-cycles>1</meta:editing-cycles>
    <meta:document-statistic meta:table-count="0" meta:image-count="0" meta:object-count="0" meta:page-count="5" meta:paragraph-count="122" meta:word-count="792" meta:character-count="5045" meta:non-whitespace-character-count="4454"/>
  </office:meta>
</office:document-meta>
</file>